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s a student of computer science and finance, I sincerely believe Intellectual Property is at the heart of modern civilization and current peace among nations. As individuals specialize and trade, it is important to protect certain intellectual property from abuse, otherwise small corporations will have very little incentive to innovate outside of monopolies. Facilitating the process of reviewing, assigning and maintaining IP at a global level would be a dream come true. Computers have a unique ability to increase trust among stakeholders within any process, including the global IP procedures. This would be a fascinating job and I would wake up everyday giving my best to learn and solve the problems an organization like WIPO face on a day-to-day basis. I not only understand the small steps required to run an operation, but also the bigger picture required to know why the small steps are conducted the way they are. I have strong critical thinking and an excellent ability to define problems and express solutions. I listen and learn at every opportunity. I prefer working on my own task, but also realize the importance of teamwork and asking well composed questions. I was in a french school until I was 12, where I switched to an English school, but I have kept my French abilities alive by speaking the language with my French speaking siblings and friends. I have lived in Rwanda, Nigeria, Canada and the USA, and I have traveled to the UK, Dubai, Congo, Benin Republic, Belgium, France, Kenya, Mauritius and many more countries, so I consider myself to have a Global Mindset that would surely allow me to get along well with an international organization or team. I believe in kindness, teamwork, honesty, willpower and efficien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8S</meta:editing-duration>
    <meta:editing-cycles>3</meta:editing-cycles>
    <meta:generator>OpenOffice/4.1.7$Win32 OpenOffice.org_project/417m1$Build-9800</meta:generator>
    <dc:date>2020-10-27T15:43:13.03</dc:date>
    <meta:document-statistic meta:table-count="0" meta:image-count="0" meta:object-count="0" meta:page-count="1" meta:paragraph-count="1" meta:word-count="289" meta:character-count="1749"/>
    <dc:creator>David Mberingabo</dc:creator>
    <meta:user-defined meta:name="Info 1"/>
    <meta:user-defined meta:name="Info 2"/>
    <meta:user-defined meta:name="Info 3"/>
    <meta:user-defined meta:name="Info 4"/>
  </office:meta>
</office:document-meta>
</file>